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:57"/>Mito ou verdade?</text:h>
      <text:p text:style-name="Standard"/>
      <text:p text:style-name="Text_20_body">Existem alguns <text:span text:style-name="Strong_20_Emphasis">mitos que impedem os programadores de irem para o próximo nível</text:span>, e chegou o momento de acabar com eles: </text:p>
      <text:p text:style-name="Text_20_body"><text:span text:style-name="Strong_20_Emphasis">1. Para programar eu preciso ter faculdade na área.</text:span> </text:p>
      <text:p text:style-name="Text_20_body">- Mito. Conheço muitos ótimos programadores no mercado que não tem faculdade na área. Em alguns casos específicos como concurso público ou mudança para outro país você vai precisar do diploma, mas a grande maioria das empresas estão preocupadas apenas se você é capaz de resolver o problema delas. </text:p>
      <text:p text:style-name="Text_20_body"><text:span text:style-name="Strong_20_Emphasis">2. Preciso dominar toda a teoria antes de programar. </text:span></text:p>
      <text:p text:style-name="Text_20_body">- Mito. Você não aprende gramática antes de aprender a falar. Você não aprende física antes de aprender a andar. E a única forma de aprender programação é na prática. A partir daí a teoria vai te ajudar a se expressar melhor como programador, mas ainda é a prática que vai te ajudar a ter opinião própria. </text:p>
      <text:p text:style-name="Text_20_body"><text:span text:style-name="Strong_20_Emphasis">3. Não é possível trabalhar na área sem ter experiência. </text:span></text:p>
      <text:p text:style-name="Text_20_body">- Verdade. Mas o que muitos programadores não sabem, é que você não precisa depender de ninguém para ganhar essa experiência. Você pode desenvolver quantos projetos próprios desejar, só por diversão. E ainda pode participar dos milhões de projetos open source que existem. Tudo isso conta como experiência. </text:p>
      <text:p text:style-name="Text_20_body"><text:span text:style-name="Strong_20_Emphasis">4. Sou muito velho ou muito novo para entrar na área. </text:span></text:p>
      <text:p text:style-name="Text_20_body">- Mito. Eu entrei no mercado de programação com 15 para 16 anos, e conheço muitos programadores que entraram com mais de 30. Não existe limite de idade para trabalhar com programação, tudo o que as empresas esperam é que você seja bom e saiba resolver o problema delas. </text:p>
      <text:p text:style-name="Text_20_body"><text:span text:style-name="Strong_20_Emphasis">5. Leva muito tempo para aprender uma nova tecnologia. </text:span></text:p>
      <text:p text:style-name="Text_20_body">- Mito. Em programação o aprendizado é contínuo, assim como a evolução da tecnologia também é. Por isso você precisa estudar todos os dias e sempre vai estar descobrindo coisas novas. Mas é totalmente possível dominar uma nova tecnologia no nível que o mercado precisa em apenas 6 semanas, desde que você tenha foco. </text:p>
      <text:p text:style-name="Text_20_body"><text:span text:style-name="Strong_20_Emphasis">6. Os requisitos das vagas são impossíveis de atender. </text:span></text:p>
      <text:p text:style-name="Text_20_body">- Verdade. Mas a descrição da vaga e o que a empresa realmente precisa podem ser coisas bem diferentes. Muitas vezes essas descrições são feitas por profissionais que não são da área, ou a própria empresa não sabe exatamente o que precisa. Por isso você precisa se arriscar, e nada substitui uma boa conversa. </text:p>
      <text:p text:style-name="Text_20_body"><text:span text:style-name="Strong_20_Emphasis">7. Programadores ganham muito pouco. </text:span></text:p>
      <text:p text:style-name="Text_20_body">- Mito. Como toda profissão, existem empresas que pagam mal e empresas que pagam bem. Mas em geral os programadores estão entre os profissionais mais requisitados e bem pagos do mercado, <text:soft-page-break/>em uma área que praticamente não tem crise, já que todas as empresas dependem de software. Mas claro, quanto mais preparado você estiver, melhores serão as oportunidades. </text:p>
      <text:p text:style-name="Text_20_body"><text:span text:style-name="Strong_20_Emphasis">8. Não existem boas oportunidades na minha cidade. </text:span></text:p>
      <text:p text:style-name="Text_20_body">- Mito. Existe oportunidade na sua cidade para trabalhar até em empresas de outros países, e se chama trabalho remoto. Essa é uma das grandes vantagens de ser programador. Mas novamente, para ter acesso a essas oportunidades, você precisa se preparar e dominar as melhores tecnologias. </text:p>
      <text:p text:style-name="Text_20_body">Resumindo, <text:span text:style-name="Strong_20_Emphasis">você precisa fazer uma escolha</text:span>: deixar os mitos atrapalharem a sua evolução, ou <text:a xlink:type="simple" xlink:href="https://el2.convertkit-mail3.com/c/k0u4385564u6hl24n3cl/n2hw7knpsvhxpnge7p/aHR0cHM6Ly9yb2NrZXRzZWF0LmNvbS5ici93ZWVrLTgvYXVsYXM=" office:target-frame-name="_blank" xlink:show="new" text:style-name="Internet_20_link" text:visited-style-name="Visited_20_Internet_20_Link">entrar de cabeça na Semana OmniStack</text:a> e pegar essa carona para o próximo nível. </text:p>
      <text:p text:style-name="Text_20_body">A hora é agora, bora codar!<text:line-break/><text:span text:style-name="Strong_20_Emphasis">Diego Fernandes</text:span><text:line-break/>CTO - Rocketseat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07:25:15.959177160</meta:creation-date>
    <dc:date>2019-08-07T07:26:31.814938256</dc:date>
    <meta:editing-duration>PT1M19S</meta:editing-duration>
    <meta:editing-cycles>1</meta:editing-cycles>
    <meta:document-statistic meta:table-count="0" meta:image-count="0" meta:object-count="0" meta:page-count="2" meta:paragraph-count="20" meta:word-count="548" meta:character-count="3232" meta:non-whitespace-character-count="2685"/>
    <meta:generator>LibreOffice/6.0.7.3$Linux_X86_64 LibreOffice_project/00m0$Build-3</meta:generator>
  </office:meta>
</office:document-meta>
</file>